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text-align="center" style:justify-single-word="false"/>
      <style:text-properties officeooo:rsid="0001e9dc" officeooo:paragraph-rsid="0001e9dc"/>
    </style:style>
    <style:style style:name="P2" style:family="paragraph" style:parent-style-name="Text_20_body">
      <style:paragraph-properties fo:break-before="page"/>
    </style:style>
    <style:style style:name="P3" style:family="paragraph" style:parent-style-name="Compact" style:list-style-name="WWNum2"/>
    <style:style style:name="P4" style:family="paragraph" style:parent-style-name="Compact" style:list-style-name="WWNum3"/>
    <style:style style:name="P5" style:family="paragraph" style:parent-style-name="Compact" style:list-style-name="WWNum4"/>
    <style:style style:name="P6" style:family="paragraph" style:parent-style-name="Compact" style:list-style-name="WWNum5"/>
    <style:style style:name="P7" style:family="paragraph" style:parent-style-name="Compact" style:list-style-name="WWNum6"/>
    <style:style style:name="P8" style:family="paragraph" style:parent-style-name="Compact" style:list-style-name="WWNum7"/>
    <style:style style:name="P9" style:family="paragraph" style:parent-style-name="Compact" style:list-style-name="WWNum8"/>
    <style:style style:name="P10" style:family="paragraph" style:parent-style-name="Compact" style:list-style-name="WWNum9"/>
    <style:style style:name="P11" style:family="paragraph" style:parent-style-name="Compact" style:list-style-name="WWNum10"/>
    <style:style style:name="P12" style:family="paragraph" style:parent-style-name="Compact" style:list-style-name="WWNum11"/>
    <style:style style:name="P13" style:family="paragraph" style:parent-style-name="Compact" style:list-style-name="WWNum12"/>
    <style:style style:name="P14" style:family="paragraph" style:parent-style-name="Compact" style:list-style-name="WWNum13"/>
    <style:style style:name="P15" style:family="paragraph" style:parent-style-name="Compact" style:list-style-name="WWNum14"/>
    <style:style style:name="P16" style:family="paragraph" style:parent-style-name="Compact" style:list-style-name="WWNum15"/>
    <style:style style:name="P17" style:family="paragraph" style:parent-style-name="Compact" style:list-style-name="WWNum16"/>
    <style:style style:name="P18" style:family="paragraph" style:parent-style-name="Compact" style:list-style-name="WWNum17"/>
    <style:style style:name="P19" style:family="paragraph" style:parent-style-name="Compact" style:list-style-name="WWNum18"/>
    <style:style style:name="P20" style:family="paragraph" style:parent-style-name="Title" style:master-page-name="Standard">
      <style:paragraph-properties style:page-number="auto"/>
      <style:text-properties officeooo:paragraph-rsid="0001e9dc"/>
    </style:style>
    <style:style style:name="P21" style:family="paragraph" style:parent-style-name="Title">
      <style:text-properties officeooo:paragraph-rsid="0001e9dc"/>
    </style:style>
    <style:style style:name="P22" style:family="paragraph" style:parent-style-name="Subtitle">
      <style:paragraph-properties fo:margin-top="0.42cm" fo:margin-bottom="4.11cm" style:contextual-spacing="false" fo:text-align="center" style:justify-single-word="false"/>
    </style:style>
    <style:style style:name="T1" style:family="text">
      <style:text-properties officeooo:rsid="0001e9dc"/>
    </style:style>
    <style:style style:name="T2" style:family="text">
      <style:text-properties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graphics1" text:anchor-type="as-char" svg:width="8.86cm" svg:height="8.86cm" draw:z-index="0"><draw:image xlink:href="http://vision.ime.usp.br/~acmt/komputilisto/assets/images/tempo_logo.jpg" xlink:type="simple" xlink:show="embed" xlink:actuate="onLoad"/></draw:frame></text:p>
      <text:p text:style-name="P21">Sablo<text:span text:style-name="T1">j</text:span> de Tempo</text:p>
      <text:p text:style-name="Text_20_body"/>
      <text:p text:style-name="P22">Esperanto II</text:p>
      <text:p text:style-name="P1"><text:span text:style-name="T2">Lernanto:</text:span> Anderson Carlos Moreira Tavares</text:p>
      <text:p text:style-name="P1"><text:span text:style-name="T2">Instruistino:</text:span> Karina Oliveira</text:p>
      <text:p text:style-name="P1">Universitato de San Paŭlo</text:p>
      <text:p text:style-name="P1">2013</text:p>
      <text:p text:style-name="P2"/>
      <text:h text:style-name="Heading_20_1" text:outline-level="1"><text:bookmark-start text:name="rekontiĝo"/>Rekontiĝo</text:h>
      <text:list xml:id="list866268345865395823" text:style-name="WWNum2">
        <text:list-item>
          <text:p text:style-name="P3"><text:bookmark-end text:name="rekontiĝo"/>Revenu hejmen je la 17:00 - diris la patrino de Lui.</text:p>
        </text:list-item>
        <text:list-item>
          <text:p text:style-name="P3">Jes, panjo.</text:p>
        </text:list-item>
      </text:list>
      <text:p text:style-name="Standard">Lui estas adoleskulo kiu ne ŝatas lernejon, sed estas tre scivolema pri la inventoj de Titi, sia amikino. Li ankaŭ ŝatas observi la birdojn kaj pensas kiel estas havi flugilon kaj vidi de sur iuj ajn lokoj.</text:p>
      <text:p text:style-name="Standard">Titi estas konata junulino en la ĉirkaŭaĵo pro la inventoj kiujn ŝi kreas, kvankam preskaŭ ĉiam ili ne funkcias.</text:p>
      <text:list xml:id="list3054776215020510756" text:style-name="WWNum3">
        <text:list-item>
          <text:p text:style-name="P4">Neeeee - sopiras Lui.</text:p>
        </text:list-item>
      </text:list>
      <text:p text:style-name="Standard">Lui ne ŝatas la ekzamenajn epokojn, precipe Matematikon kaj Geometrion, je la parto Trigonometrio. Li kredas ke la instruistoj estas tro ebenaj kaj la lernejo tro fermata. Li pensis ke la fakto de esti je la jaro 6650 jam estas sufiĉe por ke la edukado havu alian vizaĝon. Li preskaŭ ĉiam dormas en lecionoj. Kvankam li ŝatas historion, precipe la batalojn kaj la kunvivadon. Li ne scias kial li multe ŝatas la batalanto nomita Okolubro, kiu vivis je la jaro 3126. Li kredas ke ĝi estas ĝoja kaj kurioza kial en la libro estas tiu jaro kaj ne rango de jaroj. Eĉ tiel, li identiĝas kun Okolubro.</text:p>
      <text:p text:style-name="Standard">Je la tago de matematika ekzameno, li vekiĝis malfrue. Li kuris kiel frenezulo por iri al la lernejo. Li apenaŭ kisis kaj ĉirkaŭbrakis vian patrinon.</text:p>
      <text:list xml:id="list9091825901859250344" text:style-name="WWNum4">
        <text:list-item>
          <text:p text:style-name="P5">Almenaŭ manĝu tiun panon</text:p>
        </text:list-item>
        <text:list-item>
          <text:p text:style-name="P5">Ne, panjo. Mi prenos tiun pomon.</text:p>
        </text:list-item>
        <text:list-item>
          <text:p text:style-name="P5">Trinku tiun sukon.</text:p>
        </text:list-item>
        <text:list-item>
          <text:p text:style-name="P5">Bone (glut, glut, glut). Kisojn - parolis Lui, prenante la pomon kaj elirante.</text:p>
        </text:list-item>
      </text:list>
      <text:p text:style-name="Standard">La lernejo estas iom for de via hejmo, li tiom kuris ke li ne vidis la personoj kaj ne rigardis hundeton provanta atingi lin. Sed li kuris pli rapide. Li malakcelis por rigardi la hundeton bojante, kvankam li alvenis ĉe la vojkruciĝo kaj koliziis kun junulino. Ambaŭ falis. Li pensis ke estis batita ĉe fosto. Ŝi pensis ke bovo venis kurante pro la ŝoko. Li leviĝis unue, vidis ke li ŝokiĝis kun la junulino kaj disponiĝis por helpi ŝin.</text:p>
      <text:list xml:id="list8034310366895872509" text:style-name="WWNum5">
        <text:list-item>
          <text:p text:style-name="P6">Pardonu min. La eraro estis tute mia.</text:p>
        </text:list-item>
        <text:list-item>
          <text:p text:style-name="P6">Ne zorgu. Tio povas okazi al iu ajn persono.</text:p>
        </text:list-item>
      </text:list>
      <text:p text:style-name="Standard"><text:soft-page-break/>Sed kiam ŝi uzis la manojn por eltiri la polvon el la vesto, ŝi rimarkis ke la juvelo kiu estis fiksa al la colĉeno estis malligata. Ĝi ne estis tre brila juvelo, sed ĝi havis specialan disegnon en la centro, kiel branĉoj de arbo.</text:p>
      <text:list xml:id="list3964472848791108402" text:style-name="WWNum6">
        <text:list-item>
          <text:p text:style-name="P7">Ho, ve... mia colĉeno! Mi perdis mian familian juvelon.</text:p>
        </text:list-item>
        <text:list-item>
          <text:p text:style-name="P7">Kie povus esti? - Demandis Lui.</text:p>
        </text:list-item>
      </text:list>
      <text:p text:style-name="Standard">Li rigardis ĉirkaŭe kaj ne povis trovi ĝin. Sed li devis trovi rapide, por alveni al la lernejo ne malfrue. Pro sorto, la juvelo ne estis ĵetita tre for kaj estis inter lia vida kampo. Li prenis kaj redoni ĝin al ŝi.</text:p>
      <text:list xml:id="list8591608400447731094" text:style-name="WWNum7">
        <text:list-item>
          <text:p text:style-name="P8">Tre dankon.</text:p>
        </text:list-item>
        <text:list-item>
          <text:p text:style-name="P8">Nedankinde. Pardonu, mi bezonas iri. Ĝis.</text:p>
        </text:list-item>
        <text:list-item>
          <text:p text:style-name="P8">Ĝis.... sed...</text:p>
        </text:list-item>
      </text:list>
      <text:p text:style-name="Standard">La junulino volis demandi ion, sed Lui jam eliris al la lernejo. Li alvenis kelkaj minutoj malfrue kaj vidis la malbonan vizaĝon de la instruisto. Sed la instruisto lasis lin fari la ekzamenon, ĉar li sciis ke la matematika ekzameno ja estas puno por Lui.</text:p>
      <text:h text:style-name="Heading_20_1" text:outline-level="1"><text:bookmark-start text:name="heŭristiko"/>Heŭristiko</text:h>
      <text:p text:style-name="Standard"><text:bookmark-end text:name="heŭristiko"/>Finiĝanta la ekzameno, poste tiom da ŝvito kiun li produktis pro unu ekzamento, li eliris el la lernejo laca. Sed li memoris ke li markis datrevenon kun Titi poste la ekzameno. Ŝi diris ke ŝi volus viziti sinjoron Siljermano, proprietulo de vedejo de antikvaĵoj. Ŝi ĉiam volis iri, sed ŝiaj gepatroj kreis terurajn historiojn pri Siljermano, tiel ke ŝi timis iri.</text:p>
      <text:list xml:id="list3216681915789214223" text:style-name="WWNum8">
        <text:list-item>
          <text:p text:style-name="P9">Bone ke vi alvenis - Dankis Titi.</text:p>
        </text:list-item>
        <text:list-item>
          <text:p text:style-name="P9">Dankon, sed vi ankoraŭ ne diris al mi kien ni iros.</text:p>
        </text:list-item>
        <text:list-item>
          <text:p text:style-name="P9">Trankviliĝu, esploristo neniam diras fenomenon sen pruvo.</text:p>
        </text:list-item>
        <text:list-item>
          <text:p text:style-name="P9">Kio?</text:p>
        </text:list-item>
        <text:list-item>
          <text:p text:style-name="P9">Forgesu. Sed ĝi estas interesa loko.</text:p>
        </text:list-item>
        <text:list-item>
          <text:p text:style-name="P9">Bone. Vi estis tiom vigla kiam vi rakontis al mi.</text:p>
        </text:list-item>
        <text:list-item>
          <text:p text:style-name="P9">Mi estis atendanta tion.</text:p>
        </text:list-item>
        <text:list-item>
          <text:p text:style-name="P9">Kvankam mi estas tre laca, ni iru tuj.</text:p>
        </text:list-item>
      </text:list>
      <text:p text:style-name="Standard">Ili promenis ĝis la vendejo de Siljermano. Ĉe la pordo estas simbolo nedivenebla, kaj ĝi ne havis tradukon apud, malsupren aŭ en iu ajn loko. Apud la simbolo estas desegno kiu ŝajne estas adago enskribita en triangulo. Kio estus tio? Tiom timiga, sed ankaŭ kurioza, ĉar tiuj simboloj neniam estis menciata kiam ili iris al la preĝejo. Ĉiukaze, ili frapis la pordon. Kelkaj segundoj poste, la pordo estis malfermata. Sinjoro kiu ŝajniĝis 50 jaroj, kun multe da barbo, cikatroj kaj krispetoj <text:soft-page-break/>en sia vizaĝo, provokis ion strangan al Lui. Iamaniere, li trovis familiecon kun tiuj okuloj.</text:p>
      <text:list xml:id="list7860446101367936752" text:style-name="WWNum9">
        <text:list-item>
          <text:p text:style-name="P10">Eniru, geknaboj.</text:p>
        </text:list-item>
      </text:list>
      <text:p text:style-name="Standard">Malmultaj vortoj, sed sufiĉe por detali sian voĉon. Serena voĉo, malgraŭ markita, kiel li ŝajne estus laca. Li verŝajne kriis multe dum la vovo. Sed kie li kriis? Al kiu? Tio ne gravas. Kio gravas estas ke Lui estas tre laca, sed li komencis interesiĝi pri la aferoj de la vendejo.</text:p>
      <text:list xml:id="list4729248763521567029" text:style-name="WWNum10">
        <text:list-item>
          <text:p text:style-name="P11">Dio mia - Titi sopiris kun surpizo.</text:p>
        </text:list-item>
        <text:list-item>
          <text:p text:style-name="P11">Kio?</text:p>
        </text:list-item>
        <text:list-item>
          <text:p text:style-name="P11">Tiu libro.</text:p>
        </text:list-item>
        <text:list-item>
          <text:p text:style-name="P11">Sed mi ne povas kompreni nenion.</text:p>
        </text:list-item>
        <text:list-item>
          <text:p text:style-name="P11">Ĝi estas astronomia libro. Ĝi estas en antikva dialekto.</text:p>
        </text:list-item>
        <text:list-item>
          <text:p text:style-name="P11">Ĉu vi provas kompreni ĝin?</text:p>
        </text:list-item>
        <text:list-item>
          <text:p text:style-name="P11">Ne, kaj vi, kiu ŝatas historion?</text:p>
        </text:list-item>
        <text:list-item>
          <text:p text:style-name="P11">Mi neniam vidis tiujn simbolojn.</text:p>
        </text:list-item>
      </text:list>
      <text:p text:style-name="Standard">"La voĉo", kiel nun Lui alnomigis, parolis en laŭrideta tono:</text:p>
      <text:list xml:id="list6723923883162561346" text:style-name="WWNum11">
        <text:list-item>
          <text:p text:style-name="P12">Hahaha, tiu libro estas tre grava. Ĝi parolas pri la necesoj pri la pozicieco de la planedoj por okazi tion, kio li estis provanta fari tre antaŭe: la maŝinon de tempo.</text:p>
        </text:list-item>
        <text:list-item>
          <text:p text:style-name="P12">La tuta mondo scias ke tio ne eblas. - admoni Lui.</text:p>
        </text:list-item>
        <text:list-item>
          <text:p text:style-name="P12">Vere? - Diris Siljermano ironie.</text:p>
        </text:list-item>
      </text:list>
      <text:p text:style-name="Standard">Titi, kun viaj grandaj okuloj, klopodis vidi ĉiun detalon de ĉiu libra ilustraĵo. Lui pensis je la mirindaĵo kiu estus koni la kulturon de pasintaj popoloj. Kvankam li ne kredis en neniu momento en ebleco ekzisti aŭ esti konstruota maŝinon de tempo. Sed Titi estis kreinta maŝinon de teletransportado, kvankam Lui pensis ke ĝi estus nur magion.</text:p>
      <text:p text:style-name="Standard">En la vendejo estas multaj antikvaj aferoj, kaj la polvo estis donanta alergion al Lui. Ili adiaŭis sinjoron Siljermano kaj promenis al la hejmon de Titi:</text:p>
      <text:list xml:id="list3535715283251258075" text:style-name="WWNum12">
        <text:list-item>
          <text:p text:style-name="P13">Vi ankoraŭ ne kredas en mia teletransportada maŝino?</text:p>
        </text:list-item>
        <text:list-item>
          <text:p text:style-name="P13">Kompreneble ne. - admonis Lui.</text:p>
        </text:list-item>
        <text:list-item>
          <text:p text:style-name="P13">Mi pruvos al vi ke ĝi funkcias.</text:p>
        </text:list-item>
      </text:list>
      <text:p text:style-name="Standard">En la vojo kunokaze, ili renkontis la saman junulinon kiu perdis la juvelon. Ŝi ridetis al ili:</text:p>
      <text:list xml:id="list1630943312857238957" text:style-name="WWNum13">
        <text:list-item>
          <text:p text:style-name="P14">Tre bone vidi vin denove, vi kuris tre rapide antaŭe.</text:p>
        </text:list-item>
        <text:list-item>
          <text:p text:style-name="P14">Mi estis tre malfruata.</text:p>
        </text:list-item>
        <text:list-item>
          <text:p text:style-name="P14">Lasu min prezentiĝi. Mia nomo estas Pan.</text:p>
        </text:list-item>
        <text:list-item>
          <text:p text:style-name="P14">Saluton Pan. Mi estas Lui kaj tiu estas Titi.</text:p>
        </text:list-item>
        <text:list-item>
          <text:p text:style-name="P14"><text:soft-page-break/>Plezuron. Kien vi iros?</text:p>
        </text:list-item>
        <text:list-item>
          <text:p text:style-name="P14">Ni vidos la teletransportadan maŝino de Titi ne funkcii. - Ŝerci Lui.</text:p>
        </text:list-item>
        <text:list-item>
          <text:p text:style-name="P14">Ĉu mi povas akompani vin?</text:p>
        </text:list-item>
        <text:list-item>
          <text:p text:style-name="P14">Kompreneble, vi povas veni.</text:p>
        </text:list-item>
      </text:list>
      <text:p text:style-name="Standard">Kaj tiel ili iris al la domo de Titi. Alvenante tie, ili iris al la areo apud la domo, kovranta kaj fermata. Titi malfermis la pordon kaj ili eniris. Tie ŝajnis la vendejo de Siljermano, tiel ekzotika, kun multaj metalaj aferoj, fadeno, ĉio konektita, sed malordigita. Tiu stranga aparato ne dekorindas ĉambron.</text:p>
      <text:list xml:id="list6940863713238763028" text:style-name="WWNum14">
        <text:list-item>
          <text:p text:style-name="P15">Dio mia, mi volas vidi ĝin funkcii - diris Pan</text:p>
        </text:list-item>
        <text:list-item>
          <text:p text:style-name="P15">Tio ĉiam funkcias, ĉu ne Lui? - ŝercis Titi.</text:p>
        </text:list-item>
        <text:list-item>
          <text:p text:style-name="P15">Hum, vi trompos ankaŭ nian amikinon Pan?</text:p>
        </text:list-item>
      </text:list>
      <text:p text:style-name="Standard">Estis du cirklaj platformoj en la maŝino. Titi metis cepon super unu el ili kaj petis la junuloj por formovi. Poste, ŝi faris multaj konektojn kaj faris la kalkuladon: 3, 2, 1. Kaj granda brilo aperis el la fadenaĵoj de la maŝino, kun multaj fajreroj. La cepo fariĝis je multaj brilaj punktetoj, sed tujprete la punktetoj estis super la alia platformo, unuiĝanta kaj fariĝanta la afero plej atendanta de la tuta mondo: la cepo.</text:p>
      <text:list xml:id="list2740327179443290814" text:style-name="WWNum15">
        <text:list-item>
          <text:p text:style-name="P16">Mi estas geniino, ĉu ne? - Diris Titi kun fiero.</text:p>
        </text:list-item>
        <text:list-item>
          <text:p text:style-name="P16">Ho, mirindaĵo, me neniam vidis ion egala - diris Pan surpriza.</text:p>
        </text:list-item>
        <text:list-item>
          <text:p text:style-name="P16">Ĉu vi kredas je ŝi?</text:p>
        </text:list-item>
        <text:list-item>
          <text:p text:style-name="P16">Mojosa, ĉu mi povas teletransportiĝi?</text:p>
        </text:list-item>
        <text:list-item>
          <text:p text:style-name="P16">Mi neniam faris esplorado kun homoj, sed mi jam faris kun bestoj. Ni povas provi.</text:p>
        </text:list-item>
      </text:list>
      <text:p text:style-name="Standard">Kaj Pan supreniris super la platformo kun zorgo, ĉar la maŝino estas manfarita kaj viaj komponantoj ne estis tre fiksaj. Poste Titi petis al Lui por formoviĝi. Kaj Titi komencis fari kalkuladon: 3, 2, 1. Denove la fadenoj de la maŝino lumiĝis, sed ion stranga okazis. La desegno de la radikoj en la juvelo estis ekbrilantaj laŭgrade, brilo kiu farigus ĵaluza alian ajn juvelon. Sed la fadenoj de la maŝino iom post iom brilis pli kaj provokanta fumon. La lumo brilis tiom ke Lui kaj Titi fermis siajn okulojn. Subite ili aŭdis krioj de Pan. Lui kaj Titi klopodis malfermi la okulojn por vidi kio okazis. Ili vidis ion teruran: cirklon ŝajnanta vortico kiu estis suĉanta Pan. Kiam ili kuris kontraŭ Pan, li estis en la cirklo kiu perdis forton ĝis ĝi malfermiĝis, malaperanta Pan tute. Titi estis paralizata. Lui jam kredis ke ĝi ne havis magion. Kion ni faros? Post staris en silento por kelkaj minutoj, Lui rimarkis aferon. La juvelo estis ankoraŭ super la platformo.</text:p>
      <text:list xml:id="list6766091816037436921" text:style-name="WWNum16">
        <text:list-item>
          <text:p text:style-name="P17">Mi iros malantaŭ ŝi - Lui parolis prenante la juvelon.</text:p>
        </text:list-item>
        <text:list-item>
          <text:p text:style-name="P17">Ĝi estas danĝera. Mi konkludas ke iamaniere la spaco estis distordita kaj tio signifas ke ŝi povas ne esti ĉi tie plu.</text:p>
        </text:list-item>
        <text:list-item>
          <text:p text:style-name="P17"><text:soft-page-break/>Ĉu ŝi mortis?</text:p>
        </text:list-item>
        <text:list-item>
          <text:p text:style-name="P17">Mi ne scias, sed ŝi povas esti je alia epoko, en alia loko.</text:p>
        </text:list-item>
        <text:list-item>
          <text:p text:style-name="P17">Mi iros eĉ tiel.</text:p>
        </text:list-item>
        <text:list-item>
          <text:p text:style-name="P17">Ĉu vi certas?</text:p>
        </text:list-item>
        <text:list-item>
          <text:p text:style-name="P17">Jes.</text:p>
        </text:list-item>
      </text:list>
      <text:p text:style-name="Standard">Eĉ ne sciante pri kio afekciis la maŝinon, ŝi pensis pri la juvelo. Do, ŝi klopodis ŝanĝi la bruligitaj komponantoj. Kaj ŝi ŝaltis ĝin denove. Kaj ŝi faris la regresan kalkuladon.</text:p>
      <text:list xml:id="list7481817017197838915" text:style-name="WWNum17">
        <text:list-item>
          <text:p text:style-name="P18">3, 2... Mi serĉos pri kio okazis.</text:p>
        </text:list-item>
        <text:list-item>
          <text:p text:style-name="P18">Bone.</text:p>
        </text:list-item>
        <text:list-item>
          <text:p text:style-name="P18">1... Pretiĝu</text:p>
        </text:list-item>
      </text:list>
      <text:p text:style-name="Standard">Kai denove la vortico aperis, suĉanta Lui rapide.</text:p>
      <text:list xml:id="list216485924563303150" text:style-name="WWNum18">
        <text:list-item>
          <text:p text:style-name="P19">Ĝis revido, amiko - diris Titi</text:p>
        </text:list-item>
      </text:list>
      <text:p text:style-name="Standard">(Daurigo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DejaVu Sans" style:font-size-asian="12pt" style:language-asian="en" style:country-asian="US" style:font-name-complex="F" style:font-size-complex="12pt" style:language-complex="ar" style:country-complex="SA"/>
    </style:default-style>
    <style:default-style style:family="paragraph">
      <style:paragraph-properties fo:margin-top="0cm" fo:margin-bottom="0.353cm" style:contextual-spacing="false" fo:hyphenation-ladder-count="no-limit" style:text-autospace="ideograph-alpha" style:punctuation-wrap="hanging" style:line-break="strict" style:tab-stop-distance="1.27cm" style:writing-mode="page"/>
      <style:text-properties style:use-window-font-color="true" style:font-name="Cambria" fo:font-size="12pt" fo:language="en" fo:country="US" style:letter-kerning="true" style:font-name-asian="DejaVu Sans"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318cm" fo:margin-bottom="0.318cm" style:contextual-spacing="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default-outline-level="" style:class="text">
      <style:paragraph-properties fo:margin-top="0.318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mpact" style:family="paragraph" style:parent-style-name="Standard" style:default-outline-level="">
      <style:paragraph-properties fo:margin-top="0.064cm" fo:margin-bottom="0.064cm" style:contextual-spacing="false"/>
    </style:style>
    <style:style style:name="Title" style:family="paragraph" style:parent-style-name="Standard" style:default-outline-level="" style:class="chapter">
      <style:paragraph-properties fo:margin-top="0.847cm" fo:margin-bottom="0.423cm" style:contextual-spacing="false" fo:text-align="center" style:justify-single-word="false" fo:keep-together="always" fo:keep-with-next="always"/>
      <style:text-properties fo:color="#345a8a" style:font-name="Calibri" fo:font-size="18pt" fo:font-weight="bold" style:font-size-asian="18pt" style:font-weight-asian="bold" style:font-name-complex="F" style:font-size-complex="18pt" style:font-weight-complex="bold"/>
    </style:style>
    <style:style style:name="Authors" style:family="paragraph" style:default-outline-level="">
      <style:paragraph-properties fo:text-align="center" style:justify-single-word="false" fo:keep-together="always" fo:orphans="2" fo:widows="2" fo:keep-with-next="always" style:writing-mode="lr-tb"/>
    </style:style>
    <style:style style:name="Date" style:family="paragraph" style:default-outline-level="">
      <style:paragraph-properties fo:text-align="center" style:justify-single-word="false" fo:keep-together="always" fo:orphans="2" fo:widows="2" fo:keep-with-next="always" style:writing-mode="lr-tb"/>
    </style:style>
    <style:style style:name="Heading_20_1" style:display-name="Heading 1" style:family="paragraph" style:parent-style-name="Standard" style:default-outline-level="1" style:list-style-name="" style:class="text">
      <style:paragraph-properties fo:margin-top="0.847cm" fo:margin-bottom="0cm" style:contextual-spacing="false" fo:keep-together="always" fo:keep-with-next="always"/>
      <style:text-properties fo:color="#345a8a" style:font-name="Calibri" fo:font-size="18pt" fo:font-weight="bold" style:font-size-asian="18pt" style:font-weight-asian="bold" style:font-name-complex="F" style:font-size-complex="18pt" style:font-weight-complex="bold"/>
    </style:style>
    <style:style style:name="Heading_20_2" style:display-name="Heading 2" style:family="paragraph" style:parent-style-name="Standard" style:default-outline-level="2" style:list-style-name="" style:class="text">
      <style:paragraph-properties fo:margin-top="0.353cm" fo:margin-bottom="0cm" style:contextual-spacing="false" fo:keep-together="always" fo:keep-with-next="always"/>
      <style:text-properties fo:color="#4f81bd" style:font-name="Calibri" fo:font-size="16pt" fo:font-weight="bold" style:font-size-asian="16pt" style:font-weight-asian="bold" style:font-name-complex="F" style:font-size-complex="16pt" style:font-weight-complex="bold"/>
    </style:style>
    <style:style style:name="Heading_20_3" style:display-name="Heading 3" style:family="paragraph" style:parent-style-name="Standard" style:default-outline-level="2" style:list-style-name="" style:class="text">
      <style:paragraph-properties fo:margin-top="0.353cm" fo:margin-bottom="0cm" style:contextual-spacing="false" fo:keep-together="always" fo:keep-with-next="always"/>
      <style:text-properties fo:color="#4f81bd" style:font-name="Calibri" fo:font-size="14pt" fo:font-weight="bold" style:font-size-asian="14pt" style:font-weight-asian="bold" style:font-name-complex="F" style:font-size-complex="14pt" style:font-weight-complex="bold"/>
    </style:style>
    <style:style style:name="Heading_20_4" style:display-name="Heading 4" style:family="paragraph" style:parent-style-name="Standard" style:default-outline-level="2" style:list-style-name="" style:class="text">
      <style:paragraph-properties fo:margin-top="0.353cm" fo:margin-bottom="0cm" style:contextual-spacing="false" fo:keep-together="always" fo:keep-with-next="always"/>
      <style:text-properties fo:color="#4f81bd" style:font-name="Calibri" fo:font-size="12pt" fo:font-weight="bold" style:font-size-asian="12pt" style:font-weight-asian="bold" style:font-name-complex="F" style:font-size-complex="12pt" style:font-weight-complex="bold"/>
    </style:style>
    <style:style style:name="Heading_20_5" style:display-name="Heading 5" style:family="paragraph" style:parent-style-name="Standard" style:default-outline-level="2" style:list-style-name="" style:class="text">
      <style:paragraph-properties fo:margin-top="0.353cm" fo:margin-bottom="0cm" style:contextual-spacing="false" fo:keep-together="always" fo:keep-with-next="always"/>
      <style:text-properties fo:color="#4f81bd" style:font-name="Calibri" fo:font-size="12pt" fo:font-style="italic" style:font-size-asian="12pt" style:font-style-asian="italic" style:font-name-complex="F" style:font-size-complex="12pt" style:font-style-complex="italic"/>
    </style:style>
    <style:style style:name="Block_20_Quote" style:display-name="Block Quote" style:family="paragraph" style:parent-style-name="Standard" style:default-outline-level="">
      <style:paragraph-properties fo:margin-top="0.176cm" fo:margin-bottom="0.176cm" style:contextual-spacing="false"/>
      <style:text-properties style:font-name="Calibri" fo:font-size="10pt" style:font-size-asian="10pt" style:font-name-complex="F" style:font-size-complex="10pt" style:font-weight-complex="bold"/>
    </style:style>
    <style:style style:name="Definition_20_Term" style:display-name="Definition Term" style:family="paragraph" style:parent-style-name="Standard" style:default-outline-level="">
      <style:paragraph-properties fo:margin-top="0.318cm" fo:margin-bottom="0cm" style:contextual-spacing="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Standard" style:default-outline-level="">
      <style:paragraph-properties fo:margin-top="0cm" fo:margin-bottom="0.212cm" style:contextual-spacing="false"/>
      <style:text-properties fo:font-style="italic" style:font-style-asian="italic"/>
    </style:style>
    <style:style style:name="Image_20_Caption" style:display-name="Image Caption" style:family="paragraph" style:parent-style-name="Standard" style:default-outline-level="">
      <style:paragraph-properties fo:margin-top="0cm" fo:margin-bottom="0.212cm" style:contextual-spacing="false"/>
      <style:text-properties fo:font-style="italic" style:font-style-asian="italic"/>
    </style:style>
    <style:style style:name="Source_20_Code" style:display-name="Source Code" style:family="paragraph" style:parent-style-name="Standard" style:default-outline-level=""/>
    <style:style style:name="Quotations" style:family="paragraph" style:parent-style-name="Standard" style:class="html"/>
    <style:style style:name="Subtitle" style:family="paragraph" style:parent-style-name="Heading" style:class="chapter"/>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size="11pt" style:font-size-asian="11pt"/>
    </style:style>
    <style:style style:name="Footnote_20_Ref" style:display-name="Footnote Ref" style:family="text" style:parent-style-name="Body_20_Text_20_Char">
      <style:text-properties style:text-position="super 58%"/>
    </style:style>
    <style:style style:name="Link" style:family="text" style:parent-style-name="Body_20_Text_20_Char">
      <style:text-properties fo:color="#4f81bd"/>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harTok" style:family="text" style:parent-style-name="Verbatim_20_Char">
      <style:text-properties fo:color="#4070a0"/>
    </style:style>
    <style:style style:name="StringTok" style:family="text" style:parent-style-name="Verbatim_20_Char">
      <style:text-properties fo:color="#4070a0"/>
    </style:style>
    <style:style style:name="CommentTok" style:family="text" style:parent-style-name="Verbatim_20_Char">
      <style:text-properties fo:color="#60a0b0" fo:font-style="italic" style:font-style-asian="italic"/>
    </style:style>
    <style:style style:name="OtherTok" style:family="text" style:parent-style-name="Verbatim_20_Char">
      <style:text-properties fo:color="#007020"/>
    </style:style>
    <style:style style:name="AlertTok" style:family="text" style:parent-style-name="Verbatim_20_Char">
      <style:text-properties fo:color="#ff0000" fo:font-weight="bold" style:font-weight-asian="bold"/>
    </style:style>
    <style:style style:name="FunctionTok" style:family="text" style:parent-style-name="Verbatim_20_Char">
      <style:text-properties fo:color="#06287e"/>
    </style:style>
    <style:style style:name="RegionMarkerTok" style:family="text" style:parent-style-name="Verbatim_20_Char"/>
    <style:style style:name="ErrorTok" style:family="text" style:parent-style-name="Verbatim_20_Char">
      <style:text-properties fo:color="#ff0000" fo:font-weight="bold" style:font-weight-asian="bold"/>
    </style:style>
    <style:style style:name="NormalTok" style:family="text" style:parent-style-name="Verbatim_20_Char"/>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 text:bullet-char=" ">
        <style:list-level-properties text:list-level-position-and-space-mode="label-alignment">
          <style:list-level-label-alignment text:label-followed-by="listtab" fo:text-indent="-0.847cm" fo:margin-left="0.847cm"/>
        </style:list-level-properties>
      </text:list-level-style-bullet>
      <text:list-level-style-bullet text:level="2" style:num-suffix=" " text:bullet-char=" ">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 text:bullet-char=" ">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 text:bullet-char=" ">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 text:bullet-char=" ">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 text:bullet-char=" ">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 text:bullet-char=" ">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2.3$Linux_X86_64 LibreOffice_project/410m0$Build-3</meta:generator>
    <meta:editing-duration>PT6S</meta:editing-duration>
    <meta:document-statistic meta:table-count="0" meta:image-count="1" meta:object-count="0" meta:page-count="6" meta:paragraph-count="94" meta:word-count="1580" meta:character-count="8643" meta:non-whitespace-character-count="722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